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f0a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tpolgar.hu gamification</text:p>
      <text:p text:style-name="P1">(user aktivitás értékelés)</text:p>
      <text:p text:style-name="Text_20_body"/>
      <text:h text:style-name="Heading_20_1" text:outline-level="1">koncepció</text:h>
      <text:p text:style-name="Text_20_body"/>
      <text:p text:style-name="Text_20_body">Az értékelés kategóriákban történik. </text:p>
      <text:p text:style-name="Text_20_body">A userek aktivitásuk szerint egy-egy pont </text:p>
      <text:p text:style-name="Text_20_body">értéket érnek el a kategóriákban.</text:p>
      <text:p text:style-name="Text_20_body">Kategóriánként meghatározzuk az aktuális átlag értéket, </text:p>
      <text:p text:style-name="Text_20_body">majd az egyes userek kategóriánkénti pontszámait eh<text:span text:style-name="T1">h</text:span>ez </text:p>
      <text:p text:style-name="Text_20_body">a kateg<text:span text:style-name="T1">ó</text:span>ria átlaghoz viszony<text:span text:style-name="T1">í</text:span>tva % -ban is meghatározzuk.</text:p>
      <text:p text:style-name="Text_20_body">A userek ezután ennek a %-nak az alapján kerülnek minősítésre:</text:p>
      <text:p text:style-name="Text_20_body"/>
      <text:p text:style-name="Text_20_body">140 &gt;= kiemelkedő</text:p>
      <text:p text:style-name="Text_20_body">110 &gt;= jó &lt; 140 <text:s text:c="11"/></text:p>
      <text:p text:style-name="Text_20_body">80 &gt;= átlagos &lt; 110</text:p>
      <text:p text:style-name="Text_20_body">0 &gt; gyenge &lt; 80</text:p>
      <text:p text:style-name="Text_20_body">0 passz<text:span text:style-name="T1">í</text:span>v</text:p>
      <text:p text:style-name="Text_20_body"/>
      <text:p text:style-name="Text_20_body"><text:span text:style-name="T1">E</text:span>zek a "rangok" ikonokkal is jelölhetőek </text:p>
      <text:p text:style-name="Text_20_body">(pl. katonai rendfokozat jelzések vagy kupák, érmek)</text:p>
      <text:p text:style-name="Text_20_body">Örülnék ha ikon javaslatokat küldenél!</text:p>
      <text:p text:style-name="Text_20_body"/>
      <text:p text:style-name="Text_20_body">Az egyes kategóriák és ezekben a pontozás szabályai</text:p>
      <text:p text:style-name="Text_20_body"/>
      <text:p text:style-name="Text_20_body">Szavazás</text:p>
      <text:p text:style-name="Text_20_body">- sikeres vita ind<text:span text:style-name="T1">í</text:span>tás 10 pont </text:p>
      <text:p text:style-name="Text_20_body">- sikeres alternat<text:span text:style-name="T1">í</text:span>va javaslat 5 pont </text:p>
      <text:p text:style-name="Text_20_body">- szavazat leadás 1 pont</text:p>
      <text:p text:style-name="Text_20_body"/>
      <text:p text:style-name="Text_20_body"><text:soft-page-break/>Csoport részvétel</text:p>
      <text:p text:style-name="Text_20_body">- sikeres csoport ind<text:span text:style-name="T1">í</text:span>tás 10 pont </text:p>
      <text:p text:style-name="Text_20_body">- tisztség betöltése <text:s/>10 pont</text:p>
      <text:p text:style-name="Text_20_body">- csoport tagság 1 pont</text:p>
      <text:p text:style-name="Text_20_body"/>
      <text:p text:style-name="Text_20_body">Projekt részvétel</text:p>
      <text:p text:style-name="Text_20_body">- sikeres projekt ind<text:span text:style-name="T1">í</text:span>tás 10 pont </text:p>
      <text:p text:style-name="Text_20_body">- tisztség betöltése <text:s/>10 pont</text:p>
      <text:p text:style-name="Text_20_body">- feladat felelős 5 pont</text:p>
      <text:p text:style-name="Text_20_body">- projekt tagság 1 pont</text:p>
      <text:p text:style-name="Text_20_body"/>
      <text:p text:style-name="Text_20_body">Kommentelés</text:p>
      <text:p text:style-name="Text_20_body">- beküldött komment 1 pont</text:p>
      <text:p text:style-name="Text_20_body">- ha legalább egy válasz érkezett a kommentjére +1 pont</text:p>
      <text:p text:style-name="Text_20_body"/>
      <text:p text:style-name="Text_20_body">Események</text:p>
      <text:p text:style-name="Text_20_body">- <text:span text:style-name="T1">indítás</text:span> 1<text:span text:style-name="T1">0</text:span> pont</text:p>
      <text:p text:style-name="Text_20_body">- <text:span text:style-name="T1">részvétel jelzése 1</text:span> pont</text:p>
      <text:p text:style-name="Text_20_body"/>
      <text:p text:style-name="Text_20_body">Virtuális piactér</text:p>
      <text:p text:style-name="Text_20_body">- termék vásárlás 5 pont</text:p>
      <text:p text:style-name="Text_20_body">- termék kínálat feltétele 10 pont</text:p>
      <text:p text:style-name="Text_20_body">- termék értékelése 5 po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8T09:23:55.763298961</dc:date>
    <meta:editing-duration>PT8M18S</meta:editing-duration>
    <meta:editing-cycles>1</meta:editing-cycles>
    <meta:document-statistic meta:table-count="0" meta:image-count="0" meta:object-count="0" meta:page-count="2" meta:paragraph-count="42" meta:word-count="201" meta:character-count="1247" meta:non-whitespace-character-count="1065"/>
    <meta:generator>LibreOffice/6.4.7.2$Linux_X86_64 LibreOffice_project/40$Build-2</meta:generator>
  </office:meta>
</office:document-meta>
</file>